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0.93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9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2.159cm" svg:x="16.829cm" svg:y="16.338cm">
          <text:p text:style-name="P1"><text:span text:style-name="T1">Heel </text:span></text:p>
          <text:p text:style-name="P1"><text:span text:style-name="T1">Ang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642cm" svg:y1="18.642cm" svg:x2="16.829cm" svg:y2="17.418cm" draw:end-shape="id1" draw:end-glue-point="6" svg:d="M12642 18642c2764 0 671-1224 4187-1224" svg:viewBox="0 0 4188 1225">
          <text:p/>
        </draw:connector>
        <draw:frame draw:style-name="gr3" draw:text-style-name="P4" draw:layer="layout" svg:width="8.128cm" svg:height="1.199cm" svg:x="4.691cm" svg:y="18.216cm">
          <draw:text-box>
            <text:p><text:span text:style-name="T1">If Heel angle enabled and angle &gt; value set on SD config file.</text:span></text:p>
          </draw:text-box>
        </draw:frame>
        <draw:custom-shape draw:style-name="gr1" draw:text-style-name="P2" xml:id="id3" draw:id="id3" draw:layer="layout" svg:width="2.032cm" svg:height="2.159cm" svg:x="8.701cm" svg:y="6.969cm">
          <text:p text:style-name="P1"><text:span text:style-name="T1">Apparent</text:span></text:p>
          <text:p text:style-name="P1"><text:span text:style-name="T1">W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556cm" svg:height="1.27cm" svg:x="9.59cm" svg:y="1.635cm">
          <text:p text:style-name="P1">Power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1.368cm" svg:y1="2.905cm" svg:x2="10.436cm" svg:y2="7.285cm" draw:start-shape="id2" draw:start-glue-point="2" draw:end-shape="id3" draw:end-glue-point="11" svg:d="M11368 2905c0 2920-310 4380-932 4380" svg:viewBox="0 0 933 4381">
          <text:p/>
        </draw:connector>
        <draw:custom-shape draw:style-name="gr1" draw:text-style-name="P2" xml:id="id11" draw:id="id11" draw:layer="layout" svg:width="2.032cm" svg:height="2.159cm" svg:x="8.701cm" svg:y="13.7cm">
          <text:p text:style-name="P1"><text:span text:style-name="T1">True</text:span></text:p>
          <text:p text:style-name="P1"><text:span text:style-name="T1">W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32cm" svg:height="2.159cm" svg:x="5.399cm" svg:y="6.989cm">
          <text:p text:style-name="P1"><text:span text:style-name="T1">Ba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701cm" svg:y1="8.049cm" svg:x2="7.431cm" svg:y2="8.069cm" draw:start-shape="id3" draw:start-glue-point="6" draw:end-shape="id4" draw:end-glue-point="10" svg:d="M8701 8049c-951 0-316 20-1270 20" svg:viewBox="0 0 1271 21">
          <text:p/>
        </draw:connector>
        <draw:custom-shape draw:style-name="gr1" draw:text-style-name="P2" xml:id="id5" draw:id="id5" draw:layer="layout" svg:width="2.032cm" svg:height="2.159cm" svg:x="2.391cm" svg:y="6.969cm">
          <text:p text:style-name="P1"><text:span text:style-name="T1">Te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399cm" svg:y1="8.069cm" svg:x2="4.423cm" svg:y2="8.049cm" draw:start-shape="id4" draw:start-glue-point="6" draw:end-shape="id5" draw:end-glue-point="10" svg:d="M5399 8069c-730 0-243-20-976-20" svg:viewBox="0 0 977 21">
          <text:p/>
        </draw:connector>
        <draw:custom-shape draw:style-name="gr1" draw:text-style-name="P2" xml:id="id6" draw:id="id6" draw:layer="layout" svg:width="2.032cm" svg:height="2.159cm" svg:x="11.749cm" svg:y="6.969cm">
          <text:p text:style-name="P1"><text:span text:style-name="T1">Compass</text:span></text:p>
          <text:p text:style-name="P1"><text:span text:style-name="T1">He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032cm" svg:height="2.159cm" svg:x="14.543cm" svg:y="6.969cm">
          <text:p text:style-name="P1"><text:span text:style-name="T1">S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781cm" svg:y1="8.049cm" svg:x2="14.543cm" svg:y2="8.049cm" draw:start-shape="id6" draw:start-glue-point="10" draw:end-shape="id7" draw:end-glue-point="6" svg:d="M13781 8049h762" svg:viewBox="0 0 763 1">
          <text:p/>
        </draw:connector>
        <draw:custom-shape draw:style-name="gr1" draw:text-style-name="P2" xml:id="id8" draw:id="id8" draw:layer="layout" svg:width="2.032cm" svg:height="2.159cm" svg:x="11.749cm" svg:y="10.185cm">
          <text:p text:style-name="P1"><text:span text:style-name="T1">C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765cm" svg:y1="9.128cm" svg:x2="12.765cm" svg:y2="10.185cm" draw:start-shape="id6" draw:start-glue-point="8" draw:end-shape="id8" draw:end-glue-point="4" svg:d="M12765 9128v1057" svg:viewBox="0 0 1 1058">
          <text:p/>
        </draw:connector>
        <draw:connector draw:style-name="gr2" draw:text-style-name="P3" draw:layer="layout" draw:type="curve" svg:x1="10.733cm" svg:y1="8.049cm" svg:x2="11.749cm" svg:y2="8.049cm" draw:start-shape="id3" draw:start-glue-point="10" draw:end-shape="id6" draw:end-glue-point="6" svg:d="M10733 8049h1016" svg:viewBox="0 0 1017 1">
          <text:p/>
        </draw:connector>
        <draw:connector draw:style-name="gr2" draw:text-style-name="P3" draw:layer="layout" draw:type="curve" svg:x1="9.717cm" svg:y1="9.128cm" svg:x2="9.717cm" svg:y2="10.271cm" draw:start-shape="id3" draw:start-glue-point="8" draw:end-shape="id9" svg:d="M9717 9128v1143" svg:viewBox="0 0 1 1144">
          <text:p/>
        </draw:connector>
        <draw:connector draw:style-name="gr2" draw:text-style-name="P3" draw:layer="layout" draw:type="curve" draw:line-skew="0cm -1.657cm" svg:x1="19.75cm" svg:y1="8.049cm" svg:x2="2.391cm" svg:y2="8.049cm" draw:start-shape="id10" draw:start-glue-point="10" draw:end-shape="id5" draw:end-glue-point="6" svg:d="M19750 8049c753 0 502-3239-8679-3239s-9431 3239-8680 3239" svg:viewBox="0 0 17895 3240">
          <text:p/>
        </draw:connector>
        <draw:connector draw:style-name="gr2" draw:text-style-name="P3" draw:layer="layout" draw:type="curve" draw:line-skew="0.222cm -0.121cm -0.388cm" svg:x1="12.765cm" svg:y1="12.344cm" svg:x2="12.765cm" svg:y2="6.969cm" draw:start-shape="id8" draw:start-glue-point="8" draw:end-shape="id6" draw:end-glue-point="4" svg:d="M12765 12344c0 1084 1397 723 1397-2771s-1397-3939-1397-2604" svg:viewBox="0 0 1398 6612">
          <text:p/>
        </draw:connector>
        <draw:connector draw:style-name="gr2" draw:text-style-name="P3" draw:layer="layout" draw:type="curve" draw:line-skew="0.263cm -3.55cm -0.388cm" svg:x1="9.717cm" svg:y1="15.859cm" svg:x2="9.717cm" svg:y2="6.969cm" draw:start-shape="id11" draw:start-glue-point="8" draw:end-shape="id3" draw:end-glue-point="4" svg:d="M9717 15859c0 1146-2032 764-2032-4508s2032-5717 2032-4382" svg:viewBox="0 0 2033 10060">
          <text:p/>
        </draw:connector>
        <draw:connector draw:style-name="gr2" draw:text-style-name="P3" draw:layer="layout" draw:type="curve" svg:x1="13.781cm" svg:y1="11.265cm" svg:x2="15.559cm" svg:y2="9.128cm" draw:start-shape="id8" draw:start-glue-point="10" draw:end-shape="id7" svg:d="M13781 11265c1186 0 1778-712 1778-2137" svg:viewBox="0 0 1779 2138">
          <text:p/>
        </draw:connector>
        <draw:connector draw:style-name="gr2" draw:text-style-name="P3" draw:layer="layout" draw:type="curve" svg:x1="8.701cm" svg:y1="14.779cm" svg:x2="7.134cm" svg:y2="8.832cm" draw:start-shape="id11" draw:end-shape="id4" draw:end-glue-point="9" svg:d="M8701 14779c-951 0-168-5947-1567-5947" svg:viewBox="0 0 1568 5948">
          <text:p/>
        </draw:connector>
        <draw:connector draw:style-name="gr2" draw:text-style-name="P3" draw:layer="layout" draw:type="curve" svg:x1="10.733cm" svg:y1="14.78cm" svg:x2="12.046cm" svg:y2="8.812cm" draw:start-shape="id11" draw:start-glue-point="10" draw:end-shape="id6" draw:end-glue-point="7" svg:d="M10733 14780c763 0 107-5968 1313-5968" svg:viewBox="0 0 1314 5969">
          <text:p/>
        </draw:connector>
        <draw:connector draw:style-name="gr2" draw:text-style-name="P3" draw:layer="layout" draw:type="curve" svg:x1="11.749cm" svg:y1="11.265cm" svg:x2="10.436cm" svg:y2="8.812cm" draw:start-shape="id8" draw:start-glue-point="6" draw:end-shape="id3" draw:end-glue-point="9" svg:d="M11749 11265c-760 0-104-2453-1313-2453" svg:viewBox="0 0 1314 2454">
          <text:p/>
        </draw:connector>
        <draw:connector draw:style-name="gr2" draw:text-style-name="P3" draw:layer="layout" draw:type="curve" svg:x1="15.559cm" svg:y1="9.128cm" svg:x2="15.559cm" svg:y2="6.969cm" draw:start-shape="id7" draw:start-glue-point="8" draw:end-shape="id7" draw:end-glue-point="4" svg:d="M15559 9128c0 751 1518 501 1518-1080s-1518-1832-1518-1079" svg:viewBox="0 0 1519 2975">
          <text:p/>
        </draw:connector>
        <draw:connector draw:style-name="gr2" draw:text-style-name="P3" draw:layer="layout" draw:type="curve" draw:line-skew="0cm -2.915cm" svg:x1="6.415cm" svg:y1="9.148cm" svg:x2="6.415cm" svg:y2="6.989cm" draw:start-shape="id4" draw:start-glue-point="8" draw:end-shape="id4" draw:end-glue-point="4" svg:d="M6415 9148c0 751-1397 501-1397-1080s1397-1832 1397-1079" svg:viewBox="0 0 1398 2975">
          <text:p/>
        </draw:connector>
        <draw:connector draw:style-name="gr2" draw:text-style-name="P3" draw:layer="layout" draw:type="curve" draw:line-skew="0cm -3.209cm" svg:x1="3.407cm" svg:y1="9.128cm" svg:x2="3.407cm" svg:y2="6.969cm" draw:start-shape="id5" draw:start-glue-point="8" draw:end-shape="id5" draw:end-glue-point="4" svg:d="M3407 9128c0 751-1691 501-1691-1080s1691-1832 1691-1079" svg:viewBox="0 0 1692 2975">
          <text:p/>
        </draw:connector>
        <draw:connector draw:style-name="gr2" draw:text-style-name="P3" draw:layer="layout" draw:type="curve" draw:line-skew="0cm 10.408cm" svg:x1="2.391cm" svg:y1="8.049cm" svg:x2="19.453cm" svg:y2="8.812cm" draw:start-shape="id5" draw:start-glue-point="6" draw:end-shape="id10" draw:end-glue-point="9" svg:d="M2391 8049c-751 0-501 8826 8680 8826s9580-8063 8382-8063" svg:viewBox="0 0 17817 8827">
          <text:p/>
        </draw:connector>
        <draw:custom-shape draw:style-name="gr1" draw:text-style-name="P2" xml:id="id9" draw:id="id9" draw:layer="layout" svg:width="2.032cm" svg:height="2.159cm" svg:x="8.701cm" svg:y="10.271cm">
          <text:p text:style-name="P1"><text:span text:style-name="T1">Wind</text:span></text:p>
          <text:p text:style-name="P1"><text:span text:style-name="T1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.717cm" svg:y1="12.43cm" svg:x2="9.717cm" svg:y2="13.7cm" draw:start-shape="id9" draw:start-glue-point="8" draw:end-shape="id11" draw:end-glue-point="4" svg:d="M9717 12430v1270" svg:viewBox="0 0 1 1271">
          <text:p/>
        </draw:connector>
        <draw:connector draw:style-name="gr2" draw:text-style-name="P3" draw:layer="layout" draw:type="curve" svg:x1="9.717cm" svg:y1="10.271cm" svg:x2="8.998cm" svg:y2="8.812cm" draw:start-shape="id9" draw:start-glue-point="4" draw:end-shape="id3" draw:end-glue-point="7" svg:d="M9717 10271c0-858-759-715-1238-865s-678-594 519-594" svg:viewBox="0 0 1614 1460">
          <text:p/>
        </draw:connector>
        <draw:connector draw:style-name="gr2" draw:text-style-name="P3" draw:layer="layout" draw:type="curve" draw:line-skew="0cm 0.419cm" svg:x1="9.717cm" svg:y1="13.7cm" svg:x2="8.998cm" svg:y2="12.114cm" draw:start-shape="id11" draw:start-glue-point="4" draw:end-shape="id9" draw:end-glue-point="7" svg:d="M9717 13700c0-952-549-793-871-952s-416-634 152-634" svg:viewBox="0 0 1130 1587">
          <text:p/>
        </draw:connector>
        <draw:connector draw:style-name="gr2" draw:text-style-name="P3" draw:layer="layout" draw:type="curve" draw:line-skew="0cm -0.42cm" svg:x1="12.765cm" svg:y1="10.185cm" svg:x2="13.484cm" svg:y2="8.812cm" draw:start-shape="id8" draw:start-glue-point="4" draw:end-shape="id6" draw:end-glue-point="9" svg:d="M12765 10185c0-793 549-661 871-806s416-567-152-567" svg:viewBox="0 0 1130 1374">
          <text:p/>
        </draw:connector>
        <draw:connector draw:style-name="gr2" draw:text-style-name="P3" draw:layer="layout" draw:type="curve" svg:x1="8.701cm" svg:y1="11.351cm" svg:x2="7.134cm" svg:y2="8.832cm" draw:start-shape="id9" draw:start-glue-point="6" draw:end-shape="id4" draw:end-glue-point="9" svg:d="M8701 11351c-951 0-168-2519-1567-2519" svg:viewBox="0 0 1568 2520">
          <text:p/>
        </draw:connector>
        <draw:custom-shape draw:style-name="gr1" draw:text-style-name="P2" xml:id="id10" draw:id="id10" draw:layer="layout" svg:width="2.032cm" svg:height="2.159cm" svg:x="17.718cm" svg:y="6.969cm">
          <text:p text:style-name="P1"><text:span text:style-name="T1">MastHead</text:span></text:p>
          <text:p text:style-name="P1"><text:span text:style-name="T1">Batt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6.575cm" svg:y1="8.049cm" svg:x2="17.718cm" svg:y2="8.048cm" draw:start-shape="id7" draw:start-glue-point="10" draw:end-shape="id10" svg:d="M16575 8049c858 0 287-1 1143-1" svg:viewBox="0 0 1144 2">
          <text:p/>
        </draw:connector>
        <draw:connector draw:style-name="gr2" draw:text-style-name="P3" draw:layer="layout" draw:type="curve" draw:line-skew="0cm 0.052cm -0.134cm" svg:x1="18.734cm" svg:y1="9.128cm" svg:x2="18.734cm" svg:y2="6.969cm" draw:start-shape="id10" draw:start-glue-point="8" draw:end-shape="id10" draw:end-glue-point="4" svg:d="M18734 9128c0 751 1570 501 1570-1147s-1570-1966-1570-1012" svg:viewBox="0 0 1571 30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2:41:43.943138242</meta:creation-date>
    <dc:date>2018-01-19T01:41:14.320952091</dc:date>
    <meta:editing-duration>PT1H40M6S</meta:editing-duration>
    <meta:editing-cycles>13</meta:editing-cycles>
    <meta:generator>LibreOffice/5.4.4.2$MacOSX_X86_64 LibreOffice_project/2524958677847fb3bb44820e40380acbe820f960</meta:generator>
    <meta:document-statistic meta:object-count="38"/>
  </office:meta>
</office:document-meta>
</file>